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7035" officeooo:paragraph-rsid="000f7035"/>
    </style:style>
    <style:style style:name="P2" style:family="paragraph" style:parent-style-name="Standard">
      <style:text-properties fo:language="en" fo:country="US" officeooo:rsid="000f7035" officeooo:paragraph-rsid="000f7035"/>
    </style:style>
    <style:style style:name="P3" style:family="paragraph" style:parent-style-name="Standard">
      <style:text-properties fo:language="en" fo:country="US" officeooo:rsid="000f99a4" officeooo:paragraph-rsid="000f99a4"/>
    </style:style>
    <style:style style:name="P4" style:family="paragraph" style:parent-style-name="Standard">
      <style:text-properties fo:language="en" fo:country="US" officeooo:rsid="000f99a4" officeooo:paragraph-rsid="00101e7f"/>
    </style:style>
    <style:style style:name="P5" style:family="paragraph" style:parent-style-name="Standard">
      <style:text-properties fo:language="en" fo:country="US" officeooo:rsid="000f99a4" officeooo:paragraph-rsid="0011c8f7"/>
    </style:style>
    <style:style style:name="P6" style:family="paragraph" style:parent-style-name="Standard">
      <style:text-properties fo:language="en" fo:country="US" officeooo:rsid="0011c8f7" officeooo:paragraph-rsid="0011c8f7"/>
    </style:style>
    <style:style style:name="P7" style:family="paragraph" style:parent-style-name="Standard">
      <style:text-properties fo:language="en" fo:country="US" officeooo:rsid="0011c8f7" officeooo:paragraph-rsid="001372d1"/>
    </style:style>
    <style:style style:name="P8" style:family="paragraph" style:parent-style-name="Standard">
      <style:text-properties fo:language="en" fo:country="US" officeooo:rsid="0011c8f7" officeooo:paragraph-rsid="0014d466"/>
    </style:style>
    <style:style style:name="P9" style:family="paragraph" style:parent-style-name="Standard">
      <style:text-properties fo:language="en" fo:country="US" officeooo:rsid="0011c8f7" officeooo:paragraph-rsid="00162160"/>
    </style:style>
    <style:style style:name="P10" style:family="paragraph" style:parent-style-name="Standard">
      <style:text-properties fo:language="en" fo:country="US" officeooo:rsid="0011c8f7" officeooo:paragraph-rsid="0017db68"/>
    </style:style>
    <style:style style:name="P11" style:family="paragraph" style:parent-style-name="Standard">
      <style:text-properties fo:language="en" fo:country="US" officeooo:rsid="0011c8f7" officeooo:paragraph-rsid="001ac27f"/>
    </style:style>
    <style:style style:name="P12" style:family="paragraph" style:parent-style-name="Standard">
      <style:text-properties fo:language="en" fo:country="US" officeooo:rsid="0011c8f7" officeooo:paragraph-rsid="001bb032"/>
    </style:style>
    <style:style style:name="P13" style:family="paragraph" style:parent-style-name="Standard">
      <style:text-properties fo:language="en" fo:country="US" officeooo:rsid="0017db68" officeooo:paragraph-rsid="0017db68"/>
    </style:style>
    <style:style style:name="P14" style:family="paragraph" style:parent-style-name="Standard">
      <style:paragraph-properties fo:text-align="center" style:justify-single-word="false"/>
      <style:text-properties fo:font-size="18pt" officeooo:rsid="000f7035" officeooo:paragraph-rsid="000f7035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5pt" officeooo:rsid="000f7035" officeooo:paragraph-rsid="000f7035" style:font-size-asian="15pt" style:font-size-complex="15pt"/>
    </style:style>
    <style:style style:name="P16" style:family="paragraph" style:parent-style-name="Standard">
      <style:text-properties fo:font-size="15pt" fo:language="ru" fo:country="RU" officeooo:rsid="0011c8f7" officeooo:paragraph-rsid="0011c8f7" style:font-size-asian="15pt" style:font-size-complex="15pt"/>
    </style:style>
    <style:style style:name="P17" style:family="paragraph" style:parent-style-name="Standard">
      <style:text-properties fo:font-size="15pt" fo:language="en" fo:country="US" officeooo:rsid="0011c8f7" officeooo:paragraph-rsid="0011c8f7" style:font-size-asian="15pt" style:font-size-complex="15pt"/>
    </style:style>
    <style:style style:name="P18" style:family="paragraph" style:parent-style-name="Standard">
      <style:text-properties fo:font-size="13pt" officeooo:rsid="000f7035" officeooo:paragraph-rsid="000f7035" style:font-size-asian="13pt" style:font-size-complex="13pt"/>
    </style:style>
    <style:style style:name="P19" style:family="paragraph" style:parent-style-name="Standard">
      <style:text-properties fo:font-size="13pt" fo:language="ru" fo:country="RU" officeooo:rsid="000f99a4" officeooo:paragraph-rsid="000f99a4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99a4"/>
    </style:style>
    <style:style style:name="T4" style:family="text">
      <style:text-properties fo:language="ru" fo:country="RU" officeooo:rsid="00101e7f"/>
    </style:style>
    <style:style style:name="T5" style:family="text">
      <style:text-properties fo:language="ru" fo:country="RU" officeooo:rsid="0011c8f7"/>
    </style:style>
    <style:style style:name="T6" style:family="text">
      <style:text-properties fo:language="ru" fo:country="RU" officeooo:rsid="001372d1"/>
    </style:style>
    <style:style style:name="T7" style:family="text">
      <style:text-properties fo:language="ru" fo:country="RU" officeooo:rsid="0014d466"/>
    </style:style>
    <style:style style:name="T8" style:family="text">
      <style:text-properties fo:language="ru" fo:country="RU" officeooo:rsid="00162160"/>
    </style:style>
    <style:style style:name="T9" style:family="text">
      <style:text-properties fo:language="ru" fo:country="RU" officeooo:rsid="0017db68"/>
    </style:style>
    <style:style style:name="T10" style:family="text">
      <style:text-properties fo:language="ru" fo:country="RU" officeooo:rsid="001ac27f"/>
    </style:style>
    <style:style style:name="T11" style:family="text">
      <style:text-properties fo:language="ru" fo:country="RU" officeooo:rsid="001bb032"/>
    </style:style>
    <style:style style:name="T12" style:family="text">
      <style:text-properties officeooo:rsid="000f99a4"/>
    </style:style>
    <style:style style:name="T13" style:family="text">
      <style:text-properties officeooo:rsid="00101e7f"/>
    </style:style>
    <style:style style:name="T14" style:family="text">
      <style:text-properties officeooo:rsid="001372d1"/>
    </style:style>
    <style:style style:name="T15" style:family="text">
      <style:text-properties officeooo:rsid="0014d466"/>
    </style:style>
    <style:style style:name="T16" style:family="text">
      <style:text-properties officeooo:rsid="00162160"/>
    </style:style>
    <style:style style:name="T17" style:family="text">
      <style:text-properties officeooo:rsid="0017db68"/>
    </style:style>
    <style:style style:name="T18" style:family="text">
      <style:text-properties officeooo:rsid="001ac27f"/>
    </style:style>
    <style:style style:name="T19" style:family="text">
      <style:text-properties officeooo:rsid="001bb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Набор инструкций <text:span text:style-name="T1">TVM</text:span></text:p>
      <text:p text:style-name="P14"><text:span text:style-name="T1"/></text:p>
      <text:p text:style-name="P15"><text:span text:style-name="T2">Терминология</text:span></text:p>
      <text:p text:style-name="P1"><text:span text:style-name="T2">Команда — это определённое действие выполняемое </text:span><text:span text:style-name="T1">TVM </text:span><text:span text:style-name="T2">выраженное числом.</text:span></text:p>
      <text:p text:style-name="P1"><text:span text:style-name="T2">Флаг — это специальное число применяемое к команде</text:span> предназначенное для конкретизации команды.</text:p>
      <text:p text:style-name="P1">Инструкция — это совокупность команды, флага <text:span text:style-name="T12">и данных</text:span>.</text:p>
      <text:p text:style-name="P1">Директивы — это особые инструкции имеющие высокий приоритет и способные влиять на выполнение программы или других команд.</text:p>
      <text:p text:style-name="P1"/>
      <text:p text:style-name="P2">nil – <text:span text:style-name="T2">это директива с низким приоритетом указ</text:span><text:span text:style-name="T3">ы</text:span><text:span text:style-name="T2">вающая на отсутств</text:span><text:span text:style-name="T3">ие</text:span><text:span text:style-name="T2"> чего-</text:span><text:span text:style-name="T3">либо (флага, данных), </text:span><text:span text:style-name="T7">код (0)</text:span><text:span text:style-name="T3">.</text:span><text:span text:style-name="T2"> </text:span><text:s/></text:p>
      <text:p text:style-name="P2"/>
      <text:p text:style-name="P16">Список команд, флагов и директив, а также их общее значение.</text:p>
      <text:p text:style-name="P1"/>
      <text:p text:style-name="P18">Команды:</text:p>
      <text:p text:style-name="P3">CRG – <text:span text:style-name="T2">код (1) выбор регистра</text:span></text:p>
      <text:p text:style-name="P3">CRC – <text:span text:style-name="T2">код (2) выбор ячейки</text:span></text:p>
      <text:p text:style-name="P3">PRG – <text:span text:style-name="T2">код (3) положить данные в нулевую ячейку выбранного регистра</text:span></text:p>
      <text:p text:style-name="P3">PRC – <text:span text:style-name="T2">код (4) положить данные в <text:s/>выбранную ячейку в выбранный регистр</text:span></text:p>
      <text:p text:style-name="P3">GJP – <text:span text:style-name="T2">код (5) перейти к </text:span><text:span text:style-name="T13">JPT </text:span><text:span text:style-name="T4">с выбранным кодом</text:span></text:p>
      <text:p text:style-name="P3">COM – <text:span text:style-name="T4">код (9) использование инструкции с выбранным кодом</text:span></text:p>
      <text:p text:style-name="P3">PUT – <text:span text:style-name="T4">код (10) вывод значений на экран</text:span></text:p>
      <text:p text:style-name="P3">ACCADD – <text:span text:style-name="T4">код (14) увеличение значения в аккумуляторе на выбранное количество единиц.</text:span></text:p>
      <text:p text:style-name="P4">ACCSUBT – <text:span text:style-name="T4">код (15) уменьшение значения в аккумуляторе на выбранное количество единиц.</text:span></text:p>
      <text:p text:style-name="P3">CMP – <text:span text:style-name="T4">код (16) сравнение значений регистров.</text:span></text:p>
      <text:p text:style-name="P3"/>
      <text:p text:style-name="P19">Флаги:</text:p>
      <text:p text:style-name="P3">STDI – <text:span text:style-name="T5">код (1) </text:span><text:span text:style-name="T4">указывает на то что данные это число</text:span></text:p>
      <text:p text:style-name="P3">STDA – <text:span text:style-name="T5">код (2) </text:span><text:span text:style-name="T4">указывает на то что данные это адрес регистра</text:span></text:p>
      <text:p text:style-name="P3">STDC – <text:span text:style-name="T5">код (3) </text:span><text:span text:style-name="T4">указывает на то что данные это адрес регистра в котором находится <text:s/>код </text:span><text:span text:style-name="T13">ASCII </text:span><text:span text:style-name="T4">символа.</text:span></text:p>
      <text:p text:style-name="P4">CWR – <text:span text:style-name="T5">код (4) </text:span><text:span text:style-name="T4">указывает на то что данные это код </text:span><text:span text:style-name="T13">ASCII </text:span><text:span text:style-name="T4">символа.</text:span></text:p>
      <text:p text:style-name="P3">VWR – <text:span text:style-name="T5">код (5)</text:span> <text:span text:style-name="T4">указывает на то что данные это число.</text:span></text:p>
      <text:p text:style-name="P3">ALL – <text:span text:style-name="T5">код (6) </text:span><text:span text:style-name="T4">указывает на то что команда применяется ко всему коду.</text:span></text:p>
      <text:p text:style-name="P3">ACC – <text:span text:style-name="T5">код (7) </text:span><text:span text:style-name="T4">указывает на применение команды к аккумулятору.</text:span></text:p>
      <text:p text:style-name="P3"/>
      <text:p text:style-name="P19">Директивы:</text:p>
      <text:p text:style-name="P3">JPT – <text:span text:style-name="T5">код (6) </text:span><text:span text:style-name="T4">создаёт метку.</text:span></text:p>
      <text:p text:style-name="P3">DEB – <text:span text:style-name="T5">код (7) </text:span><text:span text:style-name="T4">выводит номер читаемой ячейки памяти.</text:span></text:p>
      <text:p text:style-name="P5">MAIN – <text:s/><text:span text:style-name="T5">код (8)</text:span> <text:span text:style-name="T4">указывает на начало программы.</text:span></text:p>
      <text:p text:style-name="P5">RESTART – <text:s/><text:span text:style-name="T5">код (11)</text:span> <text:span text:style-name="T4">начинает исполнение программы сызнова.</text:span></text:p>
      <text:p text:style-name="P5">QUIT – <text:s/><text:span text:style-name="T5">код (12)</text:span> <text:span text:style-name="T4">завершает выполнение программы.</text:span></text:p>
      <text:p text:style-name="P5">CLEAR – <text:s/><text:span text:style-name="T5">код (13)</text:span> <text:span text:style-name="T4">стирает код программы из памяти.</text:span></text:p>
      <text:p text:style-name="P5">GOBACK – <text:span text:style-name="T5">код (17)</text:span> <text:span text:style-name="T4">возвращает выполнение программы в изначальную точку.</text:span></text:p>
      <text:p text:style-name="P13">END – <text:span text:style-name="T2">код (3070) конец программы.</text:span></text:p>
      <text:p text:style-name="P5"><text:span text:style-name="T4"/></text:p>
      <text:p text:style-name="P17"><text:span text:style-name="T4">И</text:span><text:span text:style-name="T2">нструкции и их значение:</text:span></text:p>
      <text:p text:style-name="P6"><text:span text:style-name="T2"/></text:p>
      <text:p text:style-name="P6"><text:soft-page-break/><text:span text:style-name="T2">Видовые соглашения: для обозначения инструкций я буду использовать следующую нотацию:</text:span></text:p>
      <text:p text:style-name="P6"><text:span text:style-name="T2"/></text:p>
      <text:p text:style-name="P6">[<text:span text:style-name="T2">Команда</text:span>] [<text:span text:style-name="T2">Флаг / </text:span>nil] [<text:span text:style-name="T2">Данные / </text:span>nil]</text:p>
      <text:p text:style-name="P6"/>
      <text:p text:style-name="P6">[CRG] [STDI] [<text:span text:style-name="T14">N</text:span>] – <text:span text:style-name="T6">выбор нулевой ячейки регистра </text:span><text:span text:style-name="T14">N.</text:span></text:p>
      <text:p text:style-name="P7"><text:span text:style-name="T4">[CRG] [STD</text:span><text:span text:style-name="T14">A</text:span><text:span text:style-name="T4">] [</text:span><text:span text:style-name="T6">N</text:span><text:span text:style-name="T4">] — </text:span><text:span text:style-name="T6">выбор определённой ячейки регистра, </text:span><text:span text:style-name="T14">N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7"/>
      <text:p text:style-name="P7">[CR<text:span text:style-name="T14">C</text:span>] [STDI] [<text:span text:style-name="T14">N</text:span>] – <text:span text:style-name="T6">выбор ячейки </text:span><text:span text:style-name="T14">N,</text:span><text:span text:style-name="T6"> регистра выбранного ранее с помощью </text:span>[CRG] [STDI] [<text:span text:style-name="T14">N</text:span>].</text:p>
      <text:p text:style-name="P7"/>
      <text:p text:style-name="P7">[<text:span text:style-name="T14">P</text:span>RG] [STDI] [<text:span text:style-name="T14">N</text:span>] – <text:span text:style-name="T6">положить значение </text:span><text:span text:style-name="T14">N</text:span><text:span text:style-name="T6"> в нулевую ячейку регистра выбранного с помощью </text:span>[CRG] [STDI] [<text:span text:style-name="T14">N</text:span>]<text:span text:style-name="T6">.</text:span></text:p>
      <text:p text:style-name="P8"><text:span text:style-name="T6">[</text:span><text:span text:style-name="T15">P</text:span><text:span text:style-name="T6">RG] [STD</text:span><text:span text:style-name="T15">A</text:span><text:span text:style-name="T6">] [N] — </text:span><text:span text:style-name="T7">положить данные в </text:span><text:span text:style-name="T15">N </text:span><text:span text:style-name="T7">в ячейку регистра выбранного с помощью </text:span><text:span text:style-name="T4">[CRG] [STD</text:span><text:span text:style-name="T14">A</text:span><text:span text:style-name="T4">] [</text:span><text:span text:style-name="T6">N</text:span><text:span text:style-name="T4">].</text:span></text:p>
      <text:p text:style-name="P8"><text:span text:style-name="T4"/></text:p>
      <text:p text:style-name="P8"><text:span text:style-name="T4">[</text:span><text:span text:style-name="T15">PRC</text:span><text:span text:style-name="T4">] [STD</text:span><text:span text:style-name="T15">I</text:span><text:span text:style-name="T4">] [</text:span><text:span text:style-name="T6">N</text:span><text:span text:style-name="T4">] — </text:span><text:span text:style-name="T7">выбор ячейки </text:span><text:span text:style-name="T15">N</text:span><text:span text:style-name="T7"> регистра выбранного с помощью </text:span>[CRG] [STDI] [<text:span text:style-name="T14">N</text:span>].</text:p>
      <text:p text:style-name="P8">[<text:span text:style-name="T15">P</text:span>R<text:span text:style-name="T15">C</text:span>] [STD<text:span text:style-name="T15">A</text:span>] [<text:span text:style-name="T14">N</text:span><text:span text:style-name="T7">, </text:span><text:span text:style-name="T15">M</text:span>] – <text:span text:style-name="T7">перемещение значения из регистра </text:span><text:span text:style-name="T15">N </text:span><text:span text:style-name="T7">в </text:span><text:span text:style-name="T15">M, N </text:span><text:span text:style-name="T7">и </text:span><text:span text:style-name="T15">M </text:span><text:span text:style-name="T6">име</text:span><text:span text:style-name="T8">ю</text:span><text:span text:style-name="T6">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8"/>
      <text:p text:style-name="P8">[<text:span text:style-name="T15">GJP</text:span>] [<text:span text:style-name="T15">N</text:span>] [<text:span text:style-name="T15">COND</text:span>] – <text:span text:style-name="T7">перемещение к метке </text:span><text:span text:style-name="T15">N </text:span><text:span text:style-name="T7">если </text:span><text:span text:style-name="T15">COND &gt; nil</text:span><text:span text:style-name="T7">, метки могут быть только числами.</text:span></text:p>
      <text:p text:style-name="P9"><text:span text:style-name="T7">[</text:span><text:span text:style-name="T16">JPT</text:span><text:span text:style-name="T7">] [</text:span><text:span text:style-name="T16">N</text:span><text:span text:style-name="T7">] [</text:span><text:span text:style-name="T16">nil</text:span><text:span text:style-name="T7">] — </text:span><text:span text:style-name="T8">определение метки с номером </text:span><text:span text:style-name="T16">N.</text:span></text:p>
      <text:p text:style-name="P9"/>
      <text:p text:style-name="P9">[<text:span text:style-name="T16">PUT</text:span>] [STDI] [<text:span text:style-name="T14">N</text:span>] – <text:span text:style-name="T8">вывод значения регистра </text:span><text:span text:style-name="T16">N </text:span><text:span text:style-name="T8">как числа</text:span><text:span text:style-name="T16"> </text:span><text:span text:style-name="T8">на экран, </text:span><text:span text:style-name="T15">N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9"><text:span text:style-name="T4">[</text:span><text:span text:style-name="T15">PUT</text:span><text:span text:style-name="T4">] [STD</text:span><text:span text:style-name="T16">C</text:span><text:span text:style-name="T4">] [</text:span><text:span text:style-name="T6">N</text:span><text:span text:style-name="T4">] — </text:span><text:span text:style-name="T8">вывод значения регистра </text:span><text:span text:style-name="T16">N </text:span><text:span text:style-name="T8">как символа на экран, </text:span><text:span text:style-name="T15">N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9"><text:span text:style-name="T4">[</text:span><text:span text:style-name="T15">PUT</text:span><text:span text:style-name="T4">] [</text:span><text:span text:style-name="T16">CWR</text:span><text:span text:style-name="T4">] [</text:span><text:span text:style-name="T6">N</text:span><text:span text:style-name="T4">] — </text:span><text:span text:style-name="T8">вывод </text:span><text:span text:style-name="T16">N </text:span><text:span text:style-name="T8">как символа на экран без участия регистров.</text:span></text:p>
      <text:p text:style-name="P9"><text:span text:style-name="T4">[</text:span><text:span text:style-name="T7">PUT</text:span><text:span text:style-name="T4">] [</text:span><text:span text:style-name="T16">V</text:span><text:span text:style-name="T8">WR</text:span><text:span text:style-name="T4">] [</text:span><text:span text:style-name="T6">N</text:span><text:span text:style-name="T4">] — </text:span><text:span text:style-name="T8">вывод </text:span><text:span text:style-name="T16">N </text:span><text:span text:style-name="T8">как числа на экран без участия регистров. </text:span></text:p>
      <text:p text:style-name="P9"><text:span text:style-name="T4">[</text:span><text:span text:style-name="T7">PUT</text:span><text:span text:style-name="T4">] [</text:span><text:span text:style-name="T9">A</text:span><text:span text:style-name="T17">CC</text:span><text:span text:style-name="T4">] [</text:span><text:span text:style-name="T17">nil</text:span><text:span text:style-name="T4">] — </text:span><text:span text:style-name="T9">вывод на экран значения регистра как числа.</text:span></text:p>
      <text:p text:style-name="P9"><text:span text:style-name="T9"/></text:p>
      <text:p text:style-name="P10"><text:span text:style-name="T4">[</text:span><text:span text:style-name="T17">DEB</text:span><text:span text:style-name="T4">] [</text:span><text:span text:style-name="T17">nil</text:span><text:span text:style-name="T4">] [</text:span><text:span text:style-name="T17">nil</text:span><text:span text:style-name="T4">] — </text:span><text:span text:style-name="T9">вывод читаемой сейчас ячейки памяти.</text:span></text:p>
      <text:p text:style-name="P10"><text:span text:style-name="T4">[</text:span><text:span text:style-name="T17">MAIN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ачало программы.</text:span></text:p>
      <text:p text:style-name="P10"><text:span text:style-name="T4">[</text:span><text:span text:style-name="T17">RESTART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ачало работы программы сызнова.</text:span></text:p>
      <text:p text:style-name="P10"><text:span text:style-name="T17">[QUIT</text:span><text:span text:style-name="T4">] [</text:span><text:span text:style-name="T9">nil</text:span><text:span text:style-name="T4">] [</text:span><text:span text:style-name="T9">nil</text:span><text:span text:style-name="T4">] — </text:span><text:span text:style-name="T9">немедленное завершение программы.</text:span></text:p>
      <text:p text:style-name="P10"><text:span text:style-name="T9"/></text:p>
      <text:p text:style-name="P10"><text:span text:style-name="T4">[</text:span><text:span text:style-name="T9">C</text:span><text:span text:style-name="T17">LEAR</text:span><text:span text:style-name="T4">] [</text:span><text:span text:style-name="T9">A</text:span><text:span text:style-name="T17">LL</text:span><text:span text:style-name="T4">] [</text:span><text:span text:style-name="T9">nil</text:span><text:span text:style-name="T4">] — </text:span><text:span text:style-name="T9">стирание всего кода программы находящегося до вызова </text:span><text:span text:style-name="T17">CLEAR.</text:span></text:p>
      <text:p text:style-name="P10"><text:span text:style-name="T4">[</text:span><text:span text:style-name="T9">C</text:span><text:span text:style-name="T17">LEAR</text:span><text:span text:style-name="T4">] [</text:span><text:span text:style-name="T17">N</text:span><text:span text:style-name="T4">] [</text:span><text:span text:style-name="T17">nil</text:span><text:span text:style-name="T4">] — </text:span><text:span text:style-name="T9">стирание определённой ячейки памяти.</text:span></text:p>
      <text:p text:style-name="P10"><text:span text:style-name="T9"/></text:p>
      <text:p text:style-name="P10"><text:span text:style-name="T4">[</text:span><text:span text:style-name="T17">ACCADD</text:span><text:span text:style-name="T4">] [</text:span><text:span text:style-name="T17">STDI</text:span><text:span text:style-name="T4">] [</text:span><text:span text:style-name="T17">ni</text:span><text:span text:style-name="T9">l</text:span><text:span text:style-name="T4">] — </text:span><text:span text:style-name="T9">увеличение значения аккумулятора на 1.</text:span></text:p>
      <text:p text:style-name="P10"><text:span text:style-name="T4">[</text:span><text:span text:style-name="T9">ACCADD</text:span><text:span text:style-name="T4">] [</text:span><text:span text:style-name="T9">STD</text:span><text:span text:style-name="T17">A</text:span><text:span text:style-name="T4">] [</text:span><text:span text:style-name="T17">N</text:span><text:span text:style-name="T4">] — </text:span><text:span text:style-name="T9">прибавление к значению аккумулятора значение регистра </text:span><text:span text:style-name="T17">N, N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10"/>
      <text:p text:style-name="P11"><text:span text:style-name="T4">[</text:span><text:span text:style-name="T18">ACCSUBT</text:span><text:span text:style-name="T4">] [</text:span><text:span text:style-name="T18">STDI</text:span><text:span text:style-name="T4">] [</text:span><text:span text:style-name="T17">nil</text:span><text:span text:style-name="T4">] — </text:span><text:span text:style-name="T10">уменьшение значения аккумулятора на 1.</text:span></text:p>
      <text:p text:style-name="P11"><text:span text:style-name="T4">[</text:span><text:span text:style-name="T10">A</text:span><text:span text:style-name="T18">CCSUBT</text:span><text:span text:style-name="T4">] [</text:span><text:span text:style-name="T18">STDA</text:span><text:span text:style-name="T4">] [</text:span><text:span text:style-name="T18">N</text:span><text:span text:style-name="T4">] — </text:span><text:span text:style-name="T10">отнимание</text:span><text:span text:style-name="T9"> </text:span><text:span text:style-name="T10">от </text:span><text:span text:style-name="T9">значени</text:span><text:span text:style-name="T10">я</text:span><text:span text:style-name="T9"> аккумулятора значение регистра </text:span><text:span text:style-name="T17">N, N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</text:span></text:p>
      <text:p text:style-name="P11"/>
      <text:p text:style-name="P12"><text:soft-page-break/><text:span text:style-name="T17">[CMP</text:span><text:span text:style-name="T4">] [</text:span><text:span text:style-name="T19">STDI</text:span><text:span text:style-name="T4">] [</text:span><text:span text:style-name="T19">N, M, K</text:span><text:span text:style-name="T4">] — </text:span><text:span text:style-name="T11">сравнение </text:span><text:span text:style-name="T19">N </text:span><text:span text:style-name="T11">и </text:span><text:span text:style-name="T19">M </text:span><text:span text:style-name="T11">с сохранением результата в регистре </text:span><text:span text:style-name="T19">K, K </text:span><text:span text:style-name="T6">имеет следующий вид: </text:span><text:span text:style-name="T14">RC, </text:span><text:span text:style-name="T6">где </text:span><text:span text:style-name="T14">R – </text:span><text:span text:style-name="T6">это номер регистра </text:span><text:span text:style-name="T14">R &gt;= 1, C – </text:span><text:span text:style-name="T6">это номер ячейки регистра </text:span><text:span text:style-name="T14">C &gt;= 0. </text:span><text:span text:style-name="T11">Стоит учитывать что если </text:span><text:span text:style-name="T19">K &lt; 0, </text:span><text:span text:style-name="T11">то </text:span><text:span text:style-name="T19">N &lt; M, </text:span><text:span text:style-name="T11">если </text:span><text:span text:style-name="T19">K &gt; 0, </text:span><text:span text:style-name="T11">то </text:span><text:span text:style-name="T19">N &gt; M, </text:span><text:span text:style-name="T11">если </text:span><text:span text:style-name="T19">K = 0, </text:span><text:span text:style-name="T11">то </text:span><text:span text:style-name="T19">N = M.</text:span></text:p>
      <text:p text:style-name="P12"/>
      <text:p text:style-name="P12"><text:span text:style-name="T4">[</text:span><text:span text:style-name="T19">GOBACK</text:span><text:span text:style-name="T4">] [</text:span><text:span text:style-name="T17">nil</text:span><text:span text:style-name="T4">] [</text:span><text:span text:style-name="T17">nil</text:span><text:span text:style-name="T4">] — </text:span><text:span text:style-name="T11">применяется если после перехода к метке нужно вернуться обра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3-23T14:23:48.773000000</dc:date>
    <meta:editing-duration>PT57M54S</meta:editing-duration>
    <meta:editing-cycles>4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65" meta:word-count="761" meta:character-count="4663" meta:non-whitespace-character-count="3888"/>
  </office:meta>
</office:document-meta>
</file>